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Default">
      <style:text-properties officeooo:paragraph-rsid="0013436d"/>
    </style:style>
    <style:style style:name="P2" style:family="paragraph" style:parent-style-name="Standard">
      <style:text-properties style:font-name="Segoe UI" fo:font-size="14pt" officeooo:paragraph-rsid="0013436d" style:font-size-asian="14pt" style:font-name-complex="Segoe UI1" style:font-size-complex="14pt"/>
    </style:style>
    <style:style style:name="P3" style:family="paragraph" style:parent-style-name="Standard">
      <style:text-properties officeooo:paragraph-rsid="0013436d"/>
    </style:style>
    <style:style style:name="P4" style:family="paragraph" style:parent-style-name="Standard">
      <style:paragraph-properties fo:margin-left="1in" fo:margin-right="0in" fo:text-indent="0in" style:auto-text-indent="false"/>
      <style:text-properties officeooo:paragraph-rsid="0013436d"/>
    </style:style>
    <style:style style:name="P5" style:family="paragraph" style:parent-style-name="Standard" style:master-page-name="Standard">
      <style:paragraph-properties style:page-number="auto"/>
      <style:text-properties officeooo:paragraph-rsid="0013436d"/>
    </style:style>
    <style:style style:name="T1" style:family="text">
      <style:text-properties style:font-name="Segoe UI" fo:font-size="14pt" style:font-size-asian="14pt" style:font-name-complex="Segoe UI1" style:font-size-complex="14pt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fo:font-size="11.5pt" fo:font-style="italic" style:font-size-asian="11.5pt" style:font-style-asian="italic" style:font-size-complex="11.5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Solution 4</text:span></text:p>
      <text:p text:style-name="P2"/>
      <text:p text:style-name="P2"/>
      <text:p text:style-name="P1"/>
      <text:p text:style-name="P3"><text:s/><text:span text:style-name="T2">Applications of the Identifying Relationships Rule (</text:span><text:span text:style-name="T3">one change to add LoanNo as a primary key component so that there is a combined (DateSent, LoanNo) primary key for DisburseLine.</text:span><text:span text:style-name="T2">)</text:span></text:p>
      <text:p text:style-name="P3"/>
      <text:p text:style-name="P3"/>
      <text:p text:style-name="P3">Student (StdNo, StdName, StdAddress, StdCity, StdState, StdZip, StdEmail)</text:p>
      <text:p text:style-name="P3"/>
      <text:p text:style-name="P3">Lender (LenderNo, LendName)</text:p>
      <text:p text:style-name="P3"/>
      <text:p text:style-name="P3">Institution (InstID, InstName, InstMascot)</text:p>
      <text:p text:style-name="P3"><text:bookmark text:name="_GoBack"/></text:p>
      <text:p text:style-name="P3">Loan (LoanNo, InstID, StdNo, LenderNo, ProcDate, DisbMethod, DisbBank, DateAuth, NoteValue, Subsidized, Rate)</text:p>
      <text:p text:style-name="P4">FOREIGN KEY (InstID) REFERENCES Institution</text:p>
      <text:p text:style-name="P4">FOREIGN KEY (StdNo) REFERENCES Student</text:p>
      <text:p text:style-name="P4">FOREIGN KEY (LenderNo) REFERNECES Lender</text:p>
      <text:p text:style-name="P4">InstID NOT NULL</text:p>
      <text:p text:style-name="P4">StdNo NOT NULL</text:p>
      <text:p text:style-name="P4">LenderNo NOT NULL</text:p>
      <text:p text:style-name="P4"/>
      <text:p text:style-name="P3">DisburseLine (DateSent, LoanNo, Amount, OrigFee, GuarFee)</text:p>
      <text:p text:style-name="P3">FOREIGN KEY (LoanNo) REFERENCES Lo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1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11:39:15.766158228</meta:creation-date>
    <dc:date>2017-06-06T11:42:32.696157748</dc:date>
    <meta:editing-duration>P0D</meta:editing-duration>
    <meta:editing-cycles>1</meta:editing-cycles>
    <meta:document-statistic meta:table-count="0" meta:image-count="0" meta:object-count="0" meta:page-count="1" meta:paragraph-count="14" meta:word-count="92" meta:character-count="703" meta:non-whitespace-character-count="624"/>
    <meta:generator>LibreOffice/4.2.8.2$Linux_X86_64 LibreOffice_project/420m0$Build-2</meta:generator>
  </office:meta>
</office:document-meta>
</file>